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887cm" fo:min-width="3.821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275cm" fo:min-width="5.128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094cm" fo:min-width="3.517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094cm" fo:min-width="4.68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normalus">
      <style:graphic-properties fo:min-height="1.751cm" fo:min-width="4.58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195cm" fo:min-width="5.216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094cm" fo:min-width="5.124cm"/>
    </style:style>
    <style:style style:name="gr9" style:family="graphic" style:parent-style-name="ROTUS">
      <style:graphic-properties draw:textarea-vertical-align="middle"/>
    </style:style>
    <style:style style:name="gr10" style:family="graphic" style:parent-style-name="ROTUS">
      <style:graphic-properties svg:stroke-color="#006633" draw:textarea-vertical-align="middle"/>
    </style:style>
    <style:style style:name="gr11" style:family="graphic" style:parent-style-name="normalus">
      <style:graphic-properties fo:min-height="1.275cm" fo:min-width="4.834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-color="#eeeeee"/>
      <style:paragraph-properties fo:text-align="center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size-asian="20pt" style:font-size-complex="20pt"/>
    </style:style>
    <style:style style:name="T2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699cm" svg:height="1.514cm" svg:x="13.7cm" svg:y="12.811cm">
          <text:p text:style-name="P1"><text:span text:style-name="T1"><text:a xlink:href="https://gitlab.ub.uni-heidelberg.de/Webservices/anno-vue" xlink:type="simple">anno-frontend</text:a></text:span></text:p>
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11" draw:id="id11" draw:layer="layout" svg:width="6.136cm" svg:height="2.032cm" svg:x="8.834cm" svg:y="17.637cm">
          <text:p text:style-name="P1"><text:span text:style-name="T2"><text:a xlink:href="http://gitlab.ub.uni-heidelberg.de/Webservices/semtonotes-utils" xlink:type="simple">semtonotes-utils</text:a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xml:id="id9" draw:id="id9" draw:layer="layout" svg:width="4.464cm" svg:height="1.79cm" svg:x="13.808cm" svg:y="2.905cm">
          <text:p text:style-name="P1"><text:span text:style-name="T1"><text:a xlink:href="https://gitlab.ub.uni-heidelberg.de/Webservices/anno-vue" xlink:type="simple">anno-backend</text:a></text:span></text:p>
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1" draw:id="id1" draw:layer="layout" svg:width="5.628cm" svg:height="1.79cm" svg:x="22.296cm" svg:y="3.02cm">
          <text:p text:style-name="P1"><text:span text:style-name="T1">anno-queries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3" draw:layer="layout" draw:type="line" svg:x1="22.296cm" svg:y1="3.915cm" svg:x2="18.78cm" svg:y2="9.636cm" draw:start-shape="id1" draw:end-shape="id2" svg:d="M22296 3915l-3516 5721" svg:viewBox="0 0 3517 5722">
          <text:p/>
        </draw:connector>
        <draw:custom-shape draw:style-name="gr6" xml:id="id3" draw:id="id3" draw:layer="layout" svg:width="5.754cm" svg:height="2.667cm" svg:x="23.059cm" svg:y="10.144cm">
          <text:p><text:span text:style-name="T1">anno-store-http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4" draw:id="id4" draw:layer="layout" svg:width="5.628cm" svg:height="1.79cm" svg:x="1.901cm" svg:y="3.667cm">
          <text:p text:style-name="P1"><text:span text:style-name="T1">anno-server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" xml:id="id2" draw:id="id2" draw:layer="layout" svg:width="5.715cm" svg:height="1.778cm" svg:x="13.065cm" svg:y="8.747cm">
          <text:p text:style-name="P1"><text:span text:style-name="T1"><text:a xlink:href="http://gitlab.ub.uni-heidelberg.de/Webservices/anno-common" xlink:type="simple">anno-common</text:a></text:span></text:p>
          <draw:enhanced-geometry svg:viewBox="0 0 88 21600" draw:glue-points="44 ?f6 44 0 0 10800 44 21600 88 10800" draw:text-areas="0 ?f6 88 ?f3" draw:type="can" draw:modifiers="7685.6661045531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3" draw:layer="layout" draw:type="line" svg:x1="18.78cm" svg:y1="9.636cm" svg:x2="23.059cm" svg:y2="11.477cm" draw:start-shape="id2" draw:end-shape="id3" draw:end-glue-point="3" svg:d="M18780 9636l4279 1841" svg:viewBox="0 0 4280 1842">
          <text:p/>
        </draw:connector>
        <draw:connector draw:style-name="gr5" draw:text-style-name="P3" draw:layer="layout" draw:type="line" svg:x1="13.065cm" svg:y1="9.636cm" svg:x2="7.529cm" svg:y2="4.562cm" draw:start-shape="id2" draw:end-shape="id4" svg:d="M13065 9636l-5536-5074" svg:viewBox="0 0 5537 5075">
          <text:p/>
        </draw:connector>
        <draw:custom-shape draw:style-name="normalus" xml:id="id8" draw:id="id8" draw:layer="layout" svg:width="5.628cm" svg:height="1.79cm" svg:x="22.931cm" svg:y="7.096cm">
          <text:p>anno-schema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xml:id="id5" draw:id="id5" draw:layer="layout" svg:width="6.071cm" svg:height="1.79cm" svg:x="1.68cm" svg:y="6.372cm">
          <text:p text:style-name="P1"><text:span text:style-name="T1">anno-store-mongodb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3" draw:layer="layout" draw:type="line" svg:x1="7.751cm" svg:y1="7.267cm" svg:x2="13.065cm" svg:y2="9.636cm" draw:start-shape="id5" draw:start-glue-point="1" draw:end-shape="id2" svg:d="M7751 7267l5314 2369" svg:viewBox="0 0 5315 2370">
          <text:p/>
        </draw:connector>
        <draw:custom-shape draw:style-name="gr8" draw:text-style-name="P2" xml:id="id6" draw:id="id6" draw:layer="layout" svg:width="6.071cm" svg:height="1.79cm" svg:x="1.68cm" svg:y="11.783cm">
          <text:p text:style-name="P1"><text:span text:style-name="T1">anno-mw-user-static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3" draw:layer="layout" draw:type="line" svg:x1="7.751cm" svg:y1="12.678cm" svg:x2="13.065cm" svg:y2="9.636cm" draw:start-shape="id6" draw:start-glue-point="1" draw:end-shape="id2" svg:d="M7751 12678l5314-3042" svg:viewBox="0 0 5315 3043">
          <text:p/>
        </draw:connector>
        <draw:custom-shape draw:style-name="gr8" draw:text-style-name="P2" xml:id="id7" draw:id="id7" draw:layer="layout" svg:width="6.071cm" svg:height="1.79cm" svg:x="1.68cm" svg:y="9.078cm">
          <text:p text:style-name="P1"><text:span text:style-name="T1">anno-mw-acl-static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3" draw:layer="layout" draw:type="line" svg:x1="7.751cm" svg:y1="9.973cm" svg:x2="13.065cm" svg:y2="9.636cm" draw:start-shape="id7" draw:end-shape="id2" svg:d="M7751 9973l5314-337" svg:viewBox="0 0 5315 338">
          <text:p/>
        </draw:connector>
        <draw:connector draw:style-name="gr5" draw:text-style-name="P3" draw:layer="layout" draw:type="line" svg:x1="18.78cm" svg:y1="9.636cm" svg:x2="22.931cm" svg:y2="7.991cm" draw:start-shape="id2" draw:start-glue-point="1" draw:end-shape="id8" svg:d="M18780 9636l4151-1645" svg:viewBox="0 0 4152 1646">
          <text:p/>
        </draw:connector>
        <draw:connector draw:style-name="gr9" draw:text-style-name="P4" draw:layer="layout" draw:type="curve" svg:x1="18.272cm" svg:y1="3.8cm" svg:x2="22.296cm" svg:y2="3.915cm" draw:start-shape="id9" draw:end-shape="id1" svg:d="M18272 3800c3019 0 1008 115 4024 115" svg:viewBox="0 0 4025 116">
          <text:p/>
        </draw:connector>
        <draw:connector draw:style-name="gr9" draw:text-style-name="P4" draw:layer="layout" draw:type="curve" svg:x1="18.272cm" svg:y1="3.8cm" svg:x2="22.931cm" svg:y2="7.991cm" draw:start-shape="id9" draw:end-shape="id8" draw:end-glue-point="3" svg:d="M18272 3800c3495 0 1166 4191 4659 4191" svg:viewBox="0 0 4660 4192">
          <text:p/>
        </draw:connector>
        <draw:connector draw:style-name="gr9" draw:text-style-name="P4" draw:layer="layout" draw:type="curve" svg:x1="13.808cm" svg:y1="3.8cm" svg:x2="7.751cm" svg:y2="7.267cm" draw:start-shape="id9" draw:end-shape="id5" svg:d="M13808 3800c-4542 0-1514 3467-6057 3467" svg:viewBox="0 0 6058 3468">
          <text:p/>
        </draw:connector>
        <draw:connector draw:style-name="gr9" draw:text-style-name="P4" draw:layer="layout" draw:type="curve" svg:x1="13.808cm" svg:y1="3.8cm" svg:x2="7.751cm" svg:y2="12.678cm" draw:start-shape="id9" draw:end-shape="id6" draw:end-glue-point="1" svg:d="M13808 3800c-4542 0-1514 8878-6057 8878" svg:viewBox="0 0 6058 8879">
          <text:p/>
        </draw:connector>
        <draw:connector draw:style-name="gr9" draw:text-style-name="P4" draw:layer="layout" draw:type="curve" svg:x1="13.808cm" svg:y1="3.8cm" svg:x2="7.751cm" svg:y2="9.973cm" draw:start-shape="id9" draw:end-shape="id7" draw:end-glue-point="1" svg:d="M13808 3800c-4542 0-1514 6173-6057 6173" svg:viewBox="0 0 6058 6174">
          <text:p/>
        </draw:connector>
        <draw:connector draw:style-name="gr9" draw:text-style-name="P4" draw:layer="layout" draw:type="curve" svg:x1="13.808cm" svg:y1="3.8cm" svg:x2="7.529cm" svg:y2="4.562cm" draw:start-shape="id9" draw:start-glue-point="3" draw:end-shape="id4" draw:end-glue-point="1" svg:d="M13808 3800c-4708 0-1569 762-6279 762" svg:viewBox="0 0 6280 763">
          <text:p/>
        </draw:connector>
        <draw:connector draw:style-name="GRÜNUS" draw:layer="layout" draw:type="curve" svg:x1="18.399cm" svg:y1="13.568cm" svg:x2="22.931cm" svg:y2="8.215cm" draw:start-shape="id10" draw:start-glue-point="1" draw:end-shape="id8" draw:end-glue-point="6" svg:d="M18399 13568c3399 0 1133-5353 4532-5353" svg:viewBox="0 0 4533 5354">
          <text:p/>
        </draw:connector>
        <draw:connector draw:style-name="gr10" draw:text-style-name="P4" draw:layer="layout" draw:type="curve" svg:x1="18.399cm" svg:y1="13.568cm" svg:x2="23.059cm" svg:y2="11.811cm" draw:start-shape="id10" draw:start-glue-point="1" draw:end-shape="id3" draw:end-glue-point="6" svg:d="M18399 13568c3495 0 1165-1757 4660-1757" svg:viewBox="0 0 4661 1758">
          <text:p/>
        </draw:connector>
        <draw:connector draw:style-name="GRÜNUS" draw:layer="layout" draw:type="curve" svg:x1="18.399cm" svg:y1="13.379cm" svg:x2="22.296cm" svg:y2="3.915cm" draw:start-shape="id10" draw:start-glue-point="9" draw:end-shape="id1" svg:d="M18399 13379c2923 0 975-9464 3897-9464" svg:viewBox="0 0 3898 9465">
          <text:p/>
        </draw:connector>
        <draw:connector draw:style-name="GRÜNUS" draw:layer="layout" draw:type="curve" svg:x1="16.049cm" svg:y1="14.325cm" svg:x2="11.902cm" svg:y2="17.637cm" draw:start-shape="id10" draw:start-glue-point="2" draw:end-shape="id11" svg:d="M16049 14325c0 2485-4147 830-4147 3312" svg:viewBox="0 0 4148 3313">
          <text:p/>
        </draw:connector>
        <draw:connector draw:style-name="GRÜNUS" draw:layer="layout" draw:type="curve" svg:x1="16.049cm" svg:y1="14.325cm" svg:x2="19.161cm" svg:y2="17.51cm" draw:start-shape="id10" draw:start-glue-point="2" draw:end-shape="id12" svg:d="M16049 14325c0 2389 3112 797 3112 3185" svg:viewBox="0 0 3113 3186">
          <text:p/>
        </draw:connector>
        <draw:custom-shape draw:style-name="gr11" xml:id="id12" draw:id="id12" draw:layer="layout" svg:width="5.842cm" svg:height="2.032cm" svg:x="16.24cm" svg:y="17.51cm">
          <text:p><text:span text:style-name="T1"><text:a xlink:href="http://gitlab.ub.uni-heidelberg.de/Webservices/semtonotes-client" xlink:type="simple">semtonotes-client</text:a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94cm" fo:min-width="4.68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OTUS" style:family="graphic" style:parent-style-name="standard">
      <style:graphic-properties draw:stroke-dash="Dashed_20__28_var_29__20_4" svg:stroke-width="0.152cm" svg:stroke-color="#c5000b" draw:marker-start-width="0.432cm" draw:marker-end="Arrow" draw:marker-end-width="0.508cm" svg:stroke-opacity="50%" draw:fill-gradient-name="Gradient_20_2" draw:fill-hatch-name="Hatching_20_1" draw:fill-image-name="Bitmap_20_1"/>
    </style:style>
    <style:style style:name="GRÜNUS" style:family="graphic">
      <style:graphic-properties svg:stroke-color="#006633" draw:textarea-vertical-align="middle"/>
      <style:paragraph-properties fo:text-align="center"/>
    </style:style>
    <style:style style:name="normalus" style:family="graphic" style:parent-style-name="standard">
      <style:graphic-properties draw:fill-color="#eeeeee" draw:textarea-horizontal-align="justify" draw:textarea-vertical-align="middle" draw:auto-grow-height="false" fo:min-height="1.094cm" fo:min-width="4.681cm"/>
      <style:paragraph-properties fo:text-align="center"/>
      <style:text-properties fo:font-size="1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5:01:47.998772014</meta:creation-date>
    <dc:date>2017-05-16T15:34:37.485779765</dc:date>
    <meta:editing-duration>PT22M33S</meta:editing-duration>
    <meta:editing-cycles>10</meta:editing-cycles>
    <meta:generator>LibreOffice/5.1.6.2$Linux_X86_64 LibreOffice_project/10m0$Build-2</meta:generator>
    <meta:document-statistic meta:object-count="30"/>
  </office:meta>
</office:document-meta>
</file>